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arcador3">
      <style:text-properties style:use-window-font-color="true" style:font-name="Verdana" fo:font-size="12pt" style:font-size-asian="12pt" style:font-size-complex="12pt"/>
    </style:style>
    <style:style style:name="P2" style:family="paragraph" style:parent-style-name="Marcador3">
      <style:paragraph-properties fo:text-align="end" style:justify-single-word="false"/>
      <style:text-properties style:use-window-font-color="true" style:font-name="IDAutomationHC39M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4" style:family="paragraph" style:parent-style-name="Text_20_body">
      <style:text-properties style:use-window-font-color="true" style:font-name="Verdana" fo:font-size="10pt" fo:font-weight="bold" style:font-size-asian="10pt" style:font-weight-asian="bold" style:font-size-complex="10pt"/>
    </style:style>
    <style:style style:name="P5" style:family="paragraph" style:parent-style-name="Text_20_body">
      <style:paragraph-properties fo:line-height="100%" fo:text-align="center" style:justify-single-word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7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style:line-height-at-least="0.3cm" fo:text-align="justify" style:justify-single-word="false"/>
      <style:text-properties style:use-window-font-color="true" style:font-name="Verdana" fo:font-size="12pt" style:font-size-asian="12pt" style:font-size-complex="12pt"/>
    </style:style>
    <style:style style:name="P8" style:family="paragraph" style:parent-style-name="Standard">
      <style:paragraph-properties style:line-height-at-least="0.3cm" fo:text-align="justify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7cm"/>
        </style:tab-stops>
      </style:paragraph-properties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7cm"/>
        </style:tab-stops>
      </style:paragraph-properties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font-name="Verdana"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7cm"/>
        </style:tab-stops>
      </style:paragraph-properties>
      <style:text-properties style:text-line-through-style="none" style:font-name="Verdana" fo:font-size="12pt" style:font-size-asian="12pt" style:font-size-complex="12pt"/>
    </style:style>
    <style:style style:name="P13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781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10.019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959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959cm"/>
          <style:tab-stop style:position="16.946cm"/>
        </style:tab-stops>
      </style:paragraph-properties>
      <style:text-properties style:use-window-font-color="true" style:text-line-through-style="none"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text-line-through-style="none" style:font-name="Verdana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line-through-style="none" style:font-name="Verdana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line-through-style="none" style:font-name="Verdana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6" style:family="text">
      <style:text-properties style:use-window-font-color="true" style:font-name="Verdana" fo:font-weight="bold" style:font-weight-asian="normal" style:font-weight-complex="normal"/>
    </style:style>
    <style:style style:name="T7" style:family="text">
      <style:text-properties style:use-window-font-color="true" style:text-line-through-style="solid" style:text-line-through-type="double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Verdana"/>
    </style:style>
    <style:style style:name="T9" style:family="text">
      <style:text-properties fo:font-weight="bold"/>
    </style:style>
    <style:style style:name="T10" style:family="text">
      <style:text-properties fo:color="#000000"/>
    </style:style>
    <style:style style:name="T11" style:family="text">
      <style:text-properties style:text-line-through-style="none"/>
    </style:style>
    <style:style style:name="T12" style:family="text">
      <style:text-properties style:text-line-through-style="solid" style:text-line-through-type="doubl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onshow.numcrono2]</text:p>
      <text:p text:style-name="P1"/>
      <text:p text:style-name="P1">CERTIFICADO DOMICILIARIO</text:p>
      <text:p text:style-name="P1">Leyes 27839 y 28862</text:p>
      <text:p text:style-name="P1"/>
      <text:p text:style-name="P8"><text:tab/><text:tab/></text:p>
      <text:p text:style-name="P7"/>
      <text:p text:style-name="P11"><text:span text:style-name="T1">EL(LA) DR(A). </text:span><text:span text:style-name="T6">[onshow.nombre_notario]</text:span><text:span text:style-name="T1">, NOTARIO PUBLICO DE LIMA, CERTIFICA QUE: DON(ÑA) </text:span><text:span text:style-name="T6">[onshow.nombre_persona]</text:span><text:span text:style-name="T2"> IDENTIFICADO CON </text:span><text:span text:style-name="T4">[onshow.tip_doc] </text:span><text:span text:style-name="T3">N° </text:span><text:span text:style-name="T5">[onshow.num_doc]</text:span><text:span text:style-name="T2">, DOMICILIA EN LA SIGUIENTE DIRECCION: </text:span><text:span text:style-name="T4">[onshow.domicilio]</text:span><text:span text:style-name="T2">.</text:span><text:span text:style-name="T7"><text:tab/></text:span></text:p>
      <text:p text:style-name="P12">LA PRESENTE CERTIFICACION SE EXPIDE EN VIRTUD DE LA VERIFICACION EFECTUADA EN LA REFERIDA <text:s/>DIRECCION DOMICILIARIA Y EN LA DOCUMENTACION PRESENTADA POR EL(LA) SOLICITANTE.<text:span text:style-name="T7"><text:tab/></text:span></text:p>
      <text:p text:style-name="P12">POR SU PARTE, EL(LA) SOLICITANTE DECLARA BAJO JURAMENTO QUE SU DOMICILIO CORRESPONDE EFECTIVAMENTE CON AQUEL QUE INDICA.<text:span text:style-name="T7"><text:tab/></text:span></text:p>
      <text:p text:style-name="P6"/>
      <text:p text:style-name="P6">OBSERVACIONES: <text:span text:style-name="T8">[onshow.observaciones].</text:span><text:span text:style-name="T12"><text:tab/></text:span></text:p>
      <text:p text:style-name="P6"/>
      <text:p text:style-name="P5">EN LIMA, A LOS <text:span text:style-name="T9">[onshow.fec_letras]</text:span></text:p>
      <text:p text:style-name="P10"/>
      <text:p text:style-name="P3"/>
      <text:p text:style-name="P3"/>
      <text:p text:style-name="P3"/>
      <text:p text:style-name="P4"><text:tab/>..................................................................<text:tab/><text:tab/></text:p>
      <text:p text:style-name="P13">FIRMA SOLICITANTE<text:tab/>HUELLA SOLICITANTE</text:p>
      <text:p text:style-name="P14"><text:span text:style-name="T8">[onshow.nombre_persona]</text:span><text:tab/></text:p>
      <text:p text:style-name="P15">[onshow.tip_doc]: [onshow.num_doc]</text:p>
      <text:p text:style-name="P15"/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10S</meta:editing-duration>
    <meta:editing-cycles>16</meta:editing-cycles>
    <meta:generator>OpenOffice.org/3.3$Win32 OpenOffice.org_project/330m20$Build-9567</meta:generator>
    <dc:date>2013-03-25T14:53:35.21</dc:date>
    <dc:creator>aa aa</dc:creator>
    <meta:document-statistic meta:table-count="0" meta:image-count="0" meta:object-count="0" meta:page-count="1" meta:paragraph-count="13" meta:word-count="85" meta:character-count="814"/>
    <meta:user-defined meta:name="Info 1"/>
    <meta:user-defined meta:name="Info 2"/>
    <meta:user-defined meta:name="Info 3"/>
    <meta:user-defined meta:name="Info 4"/>
  </office:meta>
</office:document-meta>
</file>